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S. MORAIS/</text:p>
      <text:p text:style-name="P2">546 N. FIFTH ST./</text:p>
      <text:p text:style-name="P3">Philadelphia, July 1, 1892./</text:p>
      <text:p text:style-name="P2">Honorable Joseph Blumenthal/</text:p>
      <text:p text:style-name="P2">My Dear Sir/</text:p>
      <text:p text:style-name="P2"><text:tab/>Your favor with enclosure for the two boys just received./ <text:s/>I am glad to state that Gershom B. Levi the younger of the two is/ publicly reported as <text:span text:style-name="T2">meritorious</text:span><text:span text:style-name="T3">, and his senior schoolmate Isaac Husik/ </text:span><text:span text:style-name="T2">distinguished</text:span><text:span text:style-name="T3">. <text:s/>They are doing well also with me./</text:span></text:p>
      <text:p text:style-name="P2"><text:span text:style-name="T3"><text:tab/>Dr. A. Friedenwald inquired two weeks ago whether a lad of/ sixteen in the Baltimore Orphan </text:span><text:soft-page-break/><text:span text:style-name="T3">Asylum, who knew how to read Hebrew and/ translate portions of historical books in the the[sic!] Bible with a fair under-/standing of Heb. grammar, could be admitted into the Seminary. <text:s/>I/ answered affirmatively, and proposed that the lad should come here for/ examination, and I would report to you, who might consult your colleagues/ as to the advisability of a monthly allowance. <text:s/>The Dr. thanked me, and/ stated that he would entertain my proposition, urging it because/ a disposition was shown by some of the directors of the Balt. institution/ to send the boy to Cincinnati. <text:s/>I regret not having heard anything more/ since then. <text:s/>I am very anxious to increase the number of our students/ with such as have had or are having American surroundings./</text:span></text:p>
      <text:p text:style-name="P2"><text:span text:style-name="T3"><text:tab/>Is the report of the last Biennial convention published?/ <text:s/>I hope it has been correctly printed, for the </text:span><text:span text:style-name="T2">AH</text:span><text:span text:style-name="T3"> has very poor proof/ readers. <text:s/>Had I known that the lectures of our late series were already/ prepared to come out--as I am told--in book form, I would have/ requested the favor of revising mine./</text:span></text:p>
      <text:p text:style-name="P2"><text:span text:style-name="T3"><text:tab/>I will forward a copy of the lecture I delivered on the 28th/ of May, it being an anniversary sermon delivered before my Congregation./</text:span></text:p>
      <text:p text:style-name="P2"><text:span text:style-name="T3"/></text:p>
      <text:p text:style-name="P2"><text:span text:style-name="T3">[Page 2]</text:span></text:p>
      <text:p text:style-name="P2"><text:span text:style-name="T3"><text:tab/>The enclosed check I have had for some time. <text:s/>As I wrote before,/ I had hoped, without feeling very sanguine, that I could collect some/ amount in aid of our building. <text:s/>Unfortunately, many hindrances stood/ in the way, and now, not wishing to have my lady friend in suspense as to the/ disposition of her donation, I send the ten dollars, which you will/ kindly hand to the treasurer and forward a receipt to my address./ <text:s/>Trusting that you are well, I am/ Yours truly,/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2:34:35.46</meta:creation-date>
    <meta:document-statistic meta:table-count="0" meta:image-count="0" meta:object-count="0" meta:page-count="3" meta:paragraph-count="76" meta:word-count="540" meta:character-count="3414"/>
    <dc:date>2011-12-05T12:46:29.91</dc:date>
    <dc:creator>Penn Libraries</dc:creator>
    <meta:editing-duration>PT00H11M54S</meta:editing-duration>
    <meta:editing-cycles>1</meta:editing-cycles>
    <meta:generator>OpenOffice.org/3.2$Win32 OpenOffice.org_project/320m12$Build-9483</meta:generator>
  </office:meta>
</office:document-meta>
</file>